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IDABA LUCHITOS S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455859302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520089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NANCY GLADYS YAURI YANCAY DE LIMACH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66769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1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39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5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5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7/08/2021</text:p>
          </table:table-cell>
          <table:table-cell table:style-name="Tabla2.A2" office:value-type="string">
            <text:p text:style-name="P9">496555</text:p>
          </table:table-cell>
          <table:table-cell table:style-name="Tabla2.A2" office:value-type="string">
            <text:p text:style-name="P9">234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6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23:02:0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